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HelveticaNeue LT 55 Roman" svg:font-family="'HelveticaNeue LT 55 Roman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4.701cm" table:align="left"/>
    </style:style>
    <style:style style:name="Tabelle1.A" style:family="table-column">
      <style:table-column-properties style:column-width="4.701cm"/>
    </style:style>
    <style:style style:name="Tabelle1.1" style:family="table-row">
      <style:table-row-properties style:min-row-height="0.591cm"/>
    </style:style>
    <style:style style:name="Tabelle1.A1" style:family="table-cell">
      <style:table-cell-properties fo:padding="0.101cm" fo:border-left="none" fo:border-right="none" fo:border-top="0.05pt solid #000000" fo:border-bottom="none"/>
    </style:style>
    <style:style style:name="P1" style:family="paragraph" style:parent-style-name="Heading_20_1">
      <style:text-properties style:font-name="HelveticaNeue LT 55 Roman" officeooo:rsid="001f3739" officeooo:paragraph-rsid="001f3739"/>
    </style:style>
    <style:style style:name="P2" style:family="paragraph" style:parent-style-name="Standard">
      <style:paragraph-properties fo:margin-top="0cm" fo:margin-bottom="0cm" style:contextual-spacing="false"/>
      <style:text-properties style:font-name="HelveticaNeue LT 55 Roman" fo:font-size="10pt" officeooo:rsid="001f3739" officeooo:paragraph-rsid="001f3739" style:text-overline-style="none" style:text-overline-color="font-color"/>
    </style:style>
    <style:style style:name="P3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HelveticaNeue LT 55 Roman" fo:font-size="12pt" officeooo:rsid="001f3739" officeooo:paragraph-rsid="001f3739" style:font-size-asian="12pt" style:font-size-complex="12pt"/>
    </style:style>
    <style:style style:name="P4" style:family="paragraph" style:parent-style-name="Standard">
      <style:paragraph-properties fo:margin-top="0.199cm" fo:margin-bottom="2cm" style:contextual-spacing="false" fo:line-height="115%" fo:text-align="justify" style:justify-single-word="false"/>
      <style:text-properties style:font-name="HelveticaNeue LT 55 Roman" fo:font-size="12pt" officeooo:rsid="001f3739" officeooo:paragraph-rsid="001f3739" style:font-size-asian="12pt" style:font-size-complex="12pt"/>
    </style:style>
    <style:style style:name="P5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HelveticaNeue LT 55 Roman" fo:font-size="10pt" officeooo:rsid="001f3739" officeooo:paragraph-rsid="001f3739" style:font-size-asian="10pt" style:font-size-complex="10pt"/>
    </style:style>
    <style:style style:name="P6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HelveticaNeue LT 55 Roman" fo:font-size="13pt" officeooo:rsid="001f3739" officeooo:paragraph-rsid="001f3739"/>
    </style:style>
    <style:style style:name="T1" style:family="text">
      <style:text-properties style:font-size-asian="13pt" style:font-size-complex="13pt"/>
    </style:style>
    <style:style style:name="T2" style:family="text">
      <style:text-properties style:font-name="HelveticaNeue LT 55 Roman" fo:font-size="13pt" officeooo:rsid="001f3739" style:font-size-asian="13pt" style:font-size-complex="13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lbständigkeitserklärung</text:h>
      <text:p text:style-name="P3">Hiermit erkläre und bestätige ich, Malte Kasolowsky, dass ich alle Inhalte der vorliegenden Arbeit selbständig und ohne fremde Hilfe erarbeitet und verfasst habe.</text:p>
      <text:p text:style-name="P4">Insbesondere versichere ich, dass ich alle Inhalte dritter mit entsprechenden Quellenverweisen eindeutig als solche gekennzeichnet habe.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5">Malte Kasolowsky, <text:date style:data-style-name="N37" text:date-value="2022-12-02T18:20:05.425999802" text:fixed="true">02.12.22</text:dat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HelveticaNeue LT 55 Roman" svg:font-family="'HelveticaNeue LT 55 Roman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17:07:36.323000000</meta:creation-date>
    <meta:generator>LibreOffice/7.2.5.2$Windows_X86_64 LibreOffice_project/499f9727c189e6ef3471021d6132d4c694f357e5</meta:generator>
    <dc:date>2022-12-02T18:24:06.424000000</dc:date>
    <meta:editing-duration>PT2M23S</meta:editing-duration>
    <meta:editing-cycles>1</meta:editing-cycles>
    <meta:document-statistic meta:table-count="1" meta:image-count="0" meta:object-count="0" meta:page-count="1" meta:paragraph-count="4" meta:word-count="43" meta:character-count="349" meta:non-whitespace-character-count="310"/>
  </office:meta>
</office:document-meta>
</file>